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4.3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6.354cm" fo:min-width="6.866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3.564cm"/>
      <style:paragraph-properties style:writing-mode="lr-tb"/>
    </style:style>
    <style:style style:name="gr6" style:family="graphic" style:parent-style-name="standard">
      <style:graphic-properties draw:fill-color="#ff8c00" draw:textarea-horizontal-align="justify" draw:textarea-vertical-align="middle" draw:auto-grow-height="false" fo:min-height="1.274cm" fo:min-width="4.5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bottom" draw:auto-grow-height="false" fo:min-height="5.846cm" fo:min-width="8.39cm"/>
      <style:paragraph-properties style:writing-mode="lr-tb"/>
    </style:style>
    <style:style style:name="gr9" style:family="graphic" style:parent-style-name="standard">
      <style:graphic-properties draw:fill-color="#ff8c00" draw:textarea-horizontal-align="justify" draw:textarea-vertical-align="middle" draw:auto-grow-height="false" fo:min-height="0.766cm" fo:min-width="7.374cm"/>
      <style:paragraph-properties style:writing-mode="lr-tb"/>
    </style:style>
    <style:style style:name="gr10" style:family="graphic" style:parent-style-name="objectwithoutfill">
      <style:graphic-properties svg:stroke-color="#8b0000" draw:marker-end="Arrow" draw:marker-end-width="0.3cm" draw:fill="solid" draw:textarea-vertical-align="middle"/>
    </style:style>
    <style:style style:name="gr11" style:family="graphic" style:parent-style-name="objectwithoutfill">
      <style:graphic-properties svg:stroke-color="#8b0000" draw:marker-end="Arrow" draw:marker-end-width="0.3cm" draw:fill="solid" draw:fill-color="#8b0000" draw:textarea-vertical-align="middle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8c00"/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8b0000"/>
      <style:paragraph-properties fo:text-align="center"/>
    </style:style>
    <style:style style:name="P10" style:family="paragraph">
      <style:paragraph-properties fo:margin-left="0.6cm" fo:margin-right="0cm" fo:margin-top="0.4cm" fo:margin-bottom="0cm" fo:text-indent="-0.6cm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bugging Isito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bugging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 find the cause of an issue...</text:p>
              </text:list-item>
              <text:list-item>
                <text:p>… we need to understand the system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figuration Flow</text:p>
          </draw:text-box>
        </draw:frame>
        <draw:custom-shape draw:style-name="gr2" draw:text-style-name="P4" xml:id="id2" draw:id="id2" draw:layer="layout" svg:width="4.826cm" svg:height="3.302cm" svg:x="1.524cm" svg:y="5.488cm">
          <text:p text:style-name="P4">CRDs:</text:p>
          <text:p text:style-name="P4">Virtual Service</text:p>
          <text:p text:style-name="P4">Destination Rule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366cm" svg:height="6.604cm" svg:x="10.668cm" svg:y="5.08cm">
          <text:p text:style-name="P4">istiod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1.143cm" svg:x1="10.668cm" svg:y1="7.112cm" svg:x2="6.35cm" svg:y2="7.139cm" draw:start-shape="id1" draw:start-glue-point="3" draw:end-shape="id2" draw:end-glue-point="1" svg:d="M10668 7112h-1016v27h-3302" svg:viewBox="0 0 4319 28">
          <text:p text:style-name="P5">watches</text:p>
        </draw:connector>
        <draw:custom-shape draw:style-name="gr5" draw:text-style-name="P4" xml:id="id3" draw:id="id3" draw:layer="layout" svg:width="4.064cm" svg:height="3.048cm" svg:x="21.844cm" svg:y="9.398cm">
          <text:p text:style-name="P4">envoy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5.08cm" svg:height="1.524cm" svg:x="10.668cm" svg:y="6.35cm">
          <text:p text:style-name="P4">CRD</text:p>
          <text:p text:style-name="P4">Snapshot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5.08cm" svg:height="1.524cm" svg:x="12.954cm" svg:y="9.906cm">
          <text:p text:style-name="P4">xDS</text:p>
          <text:p text:style-name="P4">Snapsho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1.147cm" svg:x1="21.844cm" svg:y1="10.922cm" svg:x2="18.034cm" svg:y2="10.668cm" draw:start-shape="id3" draw:start-glue-point="3" svg:d="M21844 10922h-3302v-254h-508" svg:viewBox="0 0 3811 255">
          <text:p text:style-name="P5">watches</text:p>
        </draw:connector>
        <draw:connector draw:style-name="gr7" draw:text-style-name="P7" draw:layer="layout" draw:type="line" svg:x1="13.208cm" svg:y1="7.874cm" svg:x2="15.494cm" svg:y2="9.906cm" draw:start-shape="id1" draw:start-glue-point="2" draw:end-shape="id4" draw:end-glue-point="0" svg:d="M13208 7874l2286 2032" svg:viewBox="0 0 2287 2033">
          <text:p text:style-name="P5">translates</text:p>
        </draw:connecto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low</text:p>
          </draw:text-box>
        </draw:frame>
        <draw:custom-shape draw:style-name="gr8" draw:text-style-name="P4" draw:layer="layout" svg:width="8.89cm" svg:height="6.096cm" svg:x="2.794cm" svg:y="7.62cm">
          <text:p text:style-name="P4">Po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874cm" svg:height="1.016cm" svg:x="3.048cm" svg:y="8.128cm">
          <text:p text:style-name="P4">istio-proxy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874cm" svg:height="1.016cm" svg:x="3.048cm" svg:y="10.128cm">
          <text:p text:style-name="P4">app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842cm" svg:y1="10.128cm" svg:x2="5.842cm" svg:y2="9.144cm">
          <text:p/>
        </draw:line>
        <draw:line draw:style-name="gr11" draw:text-style-name="P9" draw:layer="layout" svg:x1="7.112cm" svg:y1="9.144cm" svg:x2="7.112cm" svg:y2="10.16cm">
          <text:p/>
        </draw:line>
        <draw:custom-shape draw:style-name="gr8" draw:text-style-name="P4" draw:layer="layout" svg:width="8.89cm" svg:height="6.096cm" svg:x="13.462cm" svg:y="7.62cm">
          <text:p text:style-name="P4">Po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874cm" svg:height="1.016cm" svg:x="13.716cm" svg:y="8.128cm">
          <text:p text:style-name="P4">istio-proxy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874cm" svg:height="1.016cm" svg:x="13.716cm" svg:y="10.128cm">
          <text:p text:style-name="P4">app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6.51cm" svg:y1="10.128cm" svg:x2="16.51cm" svg:y2="9.144cm">
          <text:p/>
        </draw:line>
        <draw:line draw:style-name="gr11" draw:text-style-name="P9" draw:layer="layout" svg:x1="17.78cm" svg:y1="9.144cm" svg:x2="17.78cm" svg:y2="10.16cm">
          <text:p/>
        </draw:line>
        <draw:path draw:style-name="gr12" draw:text-style-name="P8" draw:layer="layout" svg:width="5.508cm" svg:height="9.656cm" draw:transform="skewX (-7.00231029495168E-017) rotate (1.13202055284352) translate (5.842cm 8.128cm)" svg:viewBox="0 0 5509 9657" svg:d="M0 0l2473 1084c1522 612 2960 4302 3035 5871 11 223-67 305-122 338l-854 2364">
          <text:p/>
        </draw:path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ere can things go wrong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valid control plane configuration</text:p>
              </text:list-item>
              <text:list-item>
                <text:p>Invalid data plane configuration</text:p>
              </text:list-item>
              <text:list-item>
                <text:p>Unexpected data plane configur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list text:style-name="L2">
                <text:list-header>
                  <text:p text:style-name="P10">Control plane config:<text:line-break/>config objects have implicit dependencies</text:p>
                  <text:p text:style-name="P10"/>
                  <text:p text:style-name="P10">Control plane may generate invalid data plane (envoy) config. Very easy to do if you use EnvoyFilter CRD</text:p>
                  <text:p text:style-name="P10">Envoy reports invalid config as a NACK to the control plane. It appears in istiod logs. Also you will see update_rejected stats incremented.</text:p>
                </text:list-header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bugging Control Flow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ogs</text:p>
              </text:list-item>
              <text:list-item>
                <text:p>NACKs</text:p>
                <text:list>
                  <text:list-item>
                    <text:p>They also appear in istiod logs</text:p>
                  </text:list-item>
                </text:list>
              </text:list-item>
              <text:list-item>
                <text:p>Envoy <text:span text:style-name="T1">*.update_rejected</text:span> stats</text:p>
              </text:list-item>
              <text:list-item>
                <text:p>Sta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bugging Data Flow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nvoy config dump</text:p>
              </text:list-item>
              <text:list-item>
                <text:p>Route names and access logs</text:p>
              </text:list-item>
              <text:list-item>
                <text:p>Envoy debug logs</text:p>
                <text:list>
                  <text:list-item>
                    <text:p>you can see the request flowing through env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stioct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stio added a lot of debugging abilities into istioct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tim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08:03:14.006576345</meta:creation-date>
    <dc:date>2021-03-09T12:05:55.439805168</dc:date>
    <meta:editing-duration>PT2H26M56S</meta:editing-duration>
    <meta:editing-cycles>18</meta:editing-cycles>
    <meta:generator>LibreOffice/6.4.7.2$Linux_X86_64 LibreOffice_project/40$Build-2</meta:generator>
    <meta:document-statistic meta:object-count="74"/>
  </office:meta>
</office:document-meta>
</file>